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11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5.601cm" fo:min-width="18.752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>
      <style:graphic-properties draw:stroke="dash" draw:stroke-dash="Fine_20_Dashed" svg:stroke-width="0.106cm" svg:stroke-color="#168253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  <style:text-properties fo:color="#168253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68253" fo:font-weight="normal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color="#168253" fo:font-weight="normal"/>
    </style:style>
    <style:style style:name="T5" style:family="text">
      <style:text-properties fo:color="#168253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cm" svg:y1="13.9cm" svg:x2="14cm" svg:y2="16.2cm">
          <text:p/>
        </draw:line>
        <draw:line draw:style-name="gr1" draw:text-style-name="P1" draw:layer="layout" svg:x1="19.8cm" svg:y1="13.9cm" svg:x2="14.5cm" svg:y2="16.2cm">
          <text:p/>
        </draw:line>
        <draw:g>
          <draw:path draw:style-name="gr2" draw:text-style-name="P2" draw:layer="layout" svg:width="0.827cm" svg:height="0.741cm" svg:x="14.572cm" svg:y="16.314cm" svg:viewBox="0 0 828 742" svg:d="M0 742c360 0 828-212 828-424s-14-318-276-318c0 227-552 439-552 742z">
            <text:p/>
          </draw:path>
          <draw:path draw:style-name="gr3" draw:text-style-name="P3" draw:layer="layout" svg:width="2.023cm" svg:height="1.273cm" svg:x="13.101cm" svg:y="15.836cm" svg:viewBox="0 0 2024 1274" svg:d="M2024 0c0 0 0 849-1 636 2 372-436 638-1010 638s-1012-266-1013-638c1 1 0-265 0-636 0 371 460 636 1012 636 553 0 1012-265 1012-636z">
            <text:p/>
          </draw:path>
          <draw:path draw:style-name="gr4" draw:text-style-name="P4" draw:layer="layout" svg:width="2.022cm" svg:height="1.271cm" svg:x="13.1cm" svg:y="15.2cm" svg:viewBox="0 0 2023 1272" svg:d="M1012 0c573 0 1011 275 1011 636 0 360-438 636-1011 636-574 0-1012-276-1012-636 0-361 438-636 1012-636z">
            <text:p/>
          </draw:path>
          <draw:polygon draw:style-name="gr5" draw:text-style-name="P5" draw:layer="layout" svg:width="0.551cm" svg:height="0.317cm" svg:x="14.204cm" svg:y="15.889cm" svg:viewBox="0 0 552 318" draw:points="276,0 184,53 552,265 460,318 92,106 0,159 0,0">
            <text:p/>
          </draw:polygon>
          <draw:polygon draw:style-name="gr6" draw:text-style-name="P5" draw:layer="layout" svg:width="0.551cm" svg:height="0.317cm" svg:x="13.468cm" svg:y="15.465cm" svg:viewBox="0 0 552 318" draw:points="460,212 552,159 552,318 275,318 367,265 0,53 92,0">
            <text:p/>
          </draw:polygon>
          <draw:polygon draw:style-name="gr7" draw:text-style-name="P5" draw:layer="layout" svg:width="0.551cm" svg:height="0.317cm" svg:x="13.468cm" svg:y="15.889cm" svg:viewBox="0 0 552 318" draw:points="92,212 461,0 552,53 184,265 275,318 0,318 0,159">
            <text:p/>
          </draw:polygon>
          <draw:polygon draw:style-name="gr8" draw:text-style-name="P5" draw:layer="layout" svg:width="0.551cm" svg:height="0.317cm" svg:x="14.204cm" svg:y="15.465cm" svg:viewBox="0 0 552 318" draw:points="367,53 275,0 552,0 552,159 460,106 92,318 0,265">
            <text:p/>
          </draw:polygon>
          <draw:path draw:style-name="gr9" draw:text-style-name="P6" draw:layer="layout" svg:width="2.024cm" svg:height="1.908cm" svg:x="13.1cm" svg:y="15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8.4cm" svg:y1="6.6cm" svg:x2="8.4cm" svg:y2="8.5cm">
          <text:p/>
        </draw:line>
        <draw:line draw:style-name="gr1" draw:text-style-name="P1" draw:layer="layout" svg:x1="10.2cm" svg:y1="6.6cm" svg:x2="6.3cm" svg:y2="6.6cm">
          <text:p/>
        </draw:line>
        <draw:line draw:style-name="gr1" draw:text-style-name="P1" draw:layer="layout" svg:x1="8.4cm" svg:y1="13.6cm" svg:x2="8.4cm" svg:y2="9.6cm">
          <text:p/>
        </draw:line>
        <draw:line draw:style-name="gr1" draw:text-style-name="P1" draw:layer="layout" svg:x1="8.4cm" svg:y1="6.6cm" svg:x2="8.4cm" svg:y2="8.5cm">
          <text:p/>
        </draw:line>
        <draw:custom-shape draw:style-name="gr10" draw:text-style-name="P7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0cm" svg:height="6.599cm" svg:x="4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7.4cm" svg:height="1.673cm" svg:x="4.3cm" svg:y="17.7cm">
          <draw:text-box>
            <text:p text:style-name="P8"><text:span text:style-name="T1">AS 200</text:span></text:p>
          </draw:text-box>
        </draw:frame>
        <draw:frame draw:style-name="gr12" draw:text-style-name="P10" draw:layer="layout" svg:width="6.6cm" svg:height="1.673cm" svg:x="7.2cm" svg:y="2.8cm">
          <draw:text-box>
            <text:p text:style-name="P8"><text:span text:style-name="T2">AS 100</text:span></text:p>
          </draw:text-box>
        </draw:frame>
        <draw:frame draw:style-name="gr13" draw:text-style-name="P11" draw:layer="layout" svg:width="1.5cm" svg:height="1cm" svg:x="10.2cm" svg:y="9cm">
          <draw:text-box>
            <text:p>R1</text:p>
          </draw:text-box>
        </draw:frame>
        <draw:frame draw:style-name="gr13" draw:text-style-name="P11" draw:layer="layout" svg:width="1.5cm" svg:height="1cm" svg:x="19cm" svg:y="15.1cm">
          <draw:text-box>
            <text:p>R4</text:p>
          </draw:text-box>
        </draw:frame>
        <draw:frame draw:style-name="gr13" draw:text-style-name="P11" draw:layer="layout" svg:width="1.5cm" svg:height="1cm" svg:x="13.4cm" svg:y="17.4cm">
          <draw:text-box>
            <text:p>R3</text:p>
          </draw:text-box>
        </draw:frame>
        <draw:frame draw:style-name="gr14" draw:text-style-name="P11" draw:layer="layout" svg:width="1.5cm" svg:height="0.962cm" svg:x="7.5cm" svg:y="15.4cm">
          <draw:text-box>
            <text:p>R2</text:p>
          </draw:text-box>
        </draw:frame>
        <draw:frame draw:style-name="gr15" draw:text-style-name="P12" draw:layer="layout" svg:width="3.5cm" svg:height="1.115cm" svg:x="8.8cm" svg:y="7.4cm">
          <draw:text-box>
            <text:p><text:span text:style-name="T3">100.0.0.254/24</text:span></text:p>
          </draw:text-box>
        </draw:frame>
        <draw:frame draw:style-name="gr14" draw:text-style-name="P11" draw:layer="layout" svg:width="2.2cm" svg:height="0.962cm" svg:x="5.8cm" svg:y="2.838cm">
          <draw:text-box>
            <text:p>PC1</text:p>
          </draw:text-box>
        </draw:frame>
        <draw:line draw:style-name="gr1" draw:text-style-name="P1" draw:layer="layout" svg:x1="6.6cm" svg:y1="5.7cm" svg:x2="6.6cm" svg:y2="6.6cm">
          <text:p/>
        </draw:line>
        <draw:frame draw:style-name="gr16" draw:text-style-name="P12" draw:layer="layout" svg:width="3cm" svg:height="0.683cm" svg:x="7.6cm" svg:y="4.893cm">
          <draw:text-box>
            <text:p><text:span text:style-name="T3">100.0.0.1/24</text:span></text:p>
          </draw:text-box>
        </draw:frame>
        <draw:g>
          <draw:path draw:style-name="gr17" draw:text-style-name="P2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8" draw:text-style-name="P3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9" draw:text-style-name="P4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20" draw:text-style-name="P5" draw:layer="layout" svg:width="0.551cm" svg:height="0.317cm" svg:x="8.604cm" svg:y="8.689cm" svg:viewBox="0 0 552 318" draw:points="276,0 184,53 552,265 460,318 92,106 0,159 0,0">
            <text:p/>
          </draw:polygon>
          <draw:polygon draw:style-name="gr21" draw:text-style-name="P5" draw:layer="layout" svg:width="0.551cm" svg:height="0.317cm" svg:x="7.868cm" svg:y="8.265cm" svg:viewBox="0 0 552 318" draw:points="460,212 552,159 552,318 275,318 367,265 0,53 92,0">
            <text:p/>
          </draw:polygon>
          <draw:polygon draw:style-name="gr22" draw:text-style-name="P5" draw:layer="layout" svg:width="0.551cm" svg:height="0.317cm" svg:x="7.868cm" svg:y="8.689cm" svg:viewBox="0 0 552 318" draw:points="92,212 461,0 552,53 184,265 275,318 0,318 0,159">
            <text:p/>
          </draw:polygon>
          <draw:polygon draw:style-name="gr23" draw:text-style-name="P5" draw:layer="layout" svg:width="0.551cm" svg:height="0.317cm" svg:x="8.604cm" svg:y="8.265cm" svg:viewBox="0 0 552 318" draw:points="367,53 275,0 552,0 552,159 460,106 92,318 0,265">
            <text:p/>
          </draw:polygon>
          <draw:path draw:style-name="gr24" draw:text-style-name="P6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25" draw:text-style-name="P13" draw:layer="layout" svg:width="0.151cm" svg:height="0.168cm" svg:x="7.348cm" svg:y="5.179cm" svg:viewBox="0 0 152 169" draw:points="152,101 122,0 0,68 30,169">
              <text:p/>
            </draw:polygon>
            <draw:polygon draw:style-name="gr26" draw:text-style-name="P14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27" draw:text-style-name="P15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28" draw:text-style-name="P16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29" draw:text-style-name="P2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30" draw:text-style-name="P13" draw:layer="layout" svg:width="0.303cm" svg:height="0.236cm" svg:x="6.095cm" svg:y="5.289cm" svg:viewBox="0 0 304 237" draw:points="304,68 304,0 0,169 0,237">
                <text:p/>
              </draw:polygon>
              <draw:polygon draw:style-name="gr31" draw:text-style-name="P13" draw:layer="layout" svg:width="0.303cm" svg:height="0.287cm" svg:x="5.852cm" svg:y="5.036cm" svg:viewBox="0 0 304 288" draw:points="304,118 304,0 0,169 0,288">
                <text:p/>
              </draw:polygon>
              <draw:polygon draw:style-name="gr32" draw:text-style-name="P14" draw:layer="layout" svg:width="0.546cm" svg:height="0.303cm" svg:x="5.852cm" svg:y="5.154cm" svg:viewBox="0 0 547 304" draw:points="547,135 304,0 0,169 243,304">
                <text:p/>
              </draw:polygon>
              <draw:polygon draw:style-name="gr33" draw:text-style-name="P15" draw:layer="layout" svg:width="0.303cm" svg:height="0.287cm" svg:x="5.791cm" svg:y="5.238cm" svg:viewBox="0 0 304 288" draw:points="304,288 304,220 61,84 61,0 0,34 0,118">
                <text:p/>
              </draw:polygon>
              <draw:polygon draw:style-name="gr34" draw:text-style-name="P13" draw:layer="layout" svg:width="0.971cm" svg:height="1.284cm" svg:x="5.761cm" svg:y="4.004cm" svg:viewBox="0 0 972 1285" draw:points="972,744 972,0 0,541 0,1285">
                <text:p/>
              </draw:polygon>
              <draw:polygon draw:style-name="gr35" draw:text-style-name="P17" draw:layer="layout" svg:width="0.91cm" svg:height="1.183cm" svg:x="5.791cm" svg:y="4.054cm" svg:viewBox="0 0 911 1184" draw:points="911,676 911,0 0,508 0,1184">
                <text:p/>
              </draw:polygon>
              <draw:polygon draw:style-name="gr36" draw:text-style-name="P14" draw:layer="layout" svg:width="1.032cm" svg:height="0.574cm" svg:x="5.7cm" svg:y="3.97cm" svg:viewBox="0 0 1033 575" draw:points="61,575 1033,34 972,0 0,541">
                <text:p/>
              </draw:polygon>
              <draw:polygon draw:style-name="gr37" draw:text-style-name="P15" draw:layer="layout" svg:width="0.06cm" svg:height="0.777cm" svg:x="5.7cm" svg:y="4.511cm" svg:viewBox="0 0 61 778" draw:points="61,778 61,34 0,0 0,744">
                <text:p/>
              </draw:polygon>
              <draw:polygon draw:style-name="gr38" draw:text-style-name="P16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39" draw:text-style-name="P2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40" draw:text-style-name="P14" draw:layer="layout" svg:width="1.305cm" svg:height="0.726cm" svg:x="5.891cm" svg:y="5.205cm" svg:viewBox="0 0 1306 727" draw:points="334,727 1306,186 972,0 0,541">
                <text:p/>
              </draw:polygon>
              <draw:polygon draw:style-name="gr41" draw:text-style-name="P15" draw:layer="layout" svg:width="0.333cm" svg:height="0.253cm" svg:x="5.891cm" svg:y="5.746cm" svg:viewBox="0 0 334 254" draw:points="334,254 334,186 0,0 0,68">
                <text:p/>
              </draw:polygon>
              <draw:polygon draw:style-name="gr42" draw:text-style-name="P13" draw:layer="layout" svg:width="0.971cm" svg:height="0.608cm" svg:x="6.225cm" svg:y="5.391cm" svg:viewBox="0 0 972 609" draw:points="972,68 972,0 0,541 0,609">
                <text:p/>
              </draw:polygon>
              <draw:polygon draw:style-name="gr43" draw:text-style-name="P16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44" draw:text-style-name="P18" draw:layer="layout" svg:width="0.424cm" svg:height="0.236cm" svg:x="6.695cm" svg:y="5.251cm" svg:viewBox="0 0 425 237" draw:points="425,135 182,0 0,101 243,237">
                  <text:p/>
                </draw:polygon>
                <draw:line draw:style-name="gr45" draw:text-style-name="P19" draw:layer="layout" svg:x1="7.059cm" svg:y1="5.42cm" svg:x2="6.816cm" svg:y2="5.285cm">
                  <text:p/>
                </draw:line>
                <draw:line draw:style-name="gr46" draw:text-style-name="P19" draw:layer="layout" svg:x1="6.999cm" svg:y1="5.454cm" svg:x2="6.756cm" svg:y2="5.319cm">
                  <text:p/>
                </draw:line>
                <draw:line draw:style-name="gr47" draw:text-style-name="P19" draw:layer="layout" svg:x1="6.938cm" svg:y1="5.285cm" svg:x2="6.756cm" svg:y2="5.386cm">
                  <text:p/>
                </draw:line>
                <draw:line draw:style-name="gr48" draw:text-style-name="P19" draw:layer="layout" svg:x1="6.998cm" svg:y1="5.319cm" svg:x2="6.816cm" svg:y2="5.42cm">
                  <text:p/>
                </draw:line>
                <draw:line draw:style-name="gr49" draw:text-style-name="P19" draw:layer="layout" svg:x1="7.06cm" svg:y1="5.352cm" svg:x2="6.938cm" svg:y2="5.42cm">
                  <text:p/>
                </draw:line>
              </draw:g>
              <draw:g>
                <draw:polygon draw:style-name="gr50" draw:text-style-name="P18" draw:layer="layout" svg:width="0.88cm" svg:height="0.49cm" svg:x="5.983cm" svg:y="5.393cm" svg:viewBox="0 0 881 491" draw:points="881,135 638,0 0,355 243,491">
                  <text:p/>
                </draw:polygon>
                <draw:line draw:style-name="gr51" draw:text-style-name="P19" draw:layer="layout" svg:x1="6.803cm" svg:y1="5.494cm" svg:x2="6.165cm" svg:y2="5.849cm">
                  <text:p/>
                </draw:line>
                <draw:line draw:style-name="gr52" draw:text-style-name="P19" draw:layer="layout" svg:x1="6.742cm" svg:y1="5.461cm" svg:x2="6.104cm" svg:y2="5.816cm">
                  <text:p/>
                </draw:line>
                <draw:line draw:style-name="gr53" draw:text-style-name="P19" draw:layer="layout" svg:x1="6.682cm" svg:y1="5.427cm" svg:x2="6.044cm" svg:y2="5.782cm">
                  <text:p/>
                </draw:line>
                <draw:line draw:style-name="gr54" draw:text-style-name="P19" draw:layer="layout" svg:x1="6.105cm" svg:y1="5.749cm" svg:x2="6.044cm" svg:y2="5.715cm">
                  <text:p/>
                </draw:line>
                <draw:line draw:style-name="gr55" draw:text-style-name="P19" draw:layer="layout" svg:x1="6.166cm" svg:y1="5.715cm" svg:x2="6.105cm" svg:y2="5.681cm">
                  <text:p/>
                </draw:line>
                <draw:line draw:style-name="gr56" draw:text-style-name="P19" draw:layer="layout" svg:x1="6.226cm" svg:y1="5.681cm" svg:x2="6.165cm" svg:y2="5.647cm">
                  <text:p/>
                </draw:line>
                <draw:line draw:style-name="gr57" draw:text-style-name="P19" draw:layer="layout" svg:x1="6.196cm" svg:y1="5.765cm" svg:x2="6.135cm" svg:y2="5.731cm">
                  <text:p/>
                </draw:line>
                <draw:line draw:style-name="gr58" draw:text-style-name="P19" draw:layer="layout" svg:x1="6.256cm" svg:y1="5.732cm" svg:x2="6.195cm" svg:y2="5.698cm">
                  <text:p/>
                </draw:line>
                <draw:line draw:style-name="gr59" draw:text-style-name="P19" draw:layer="layout" svg:x1="6.317cm" svg:y1="5.698cm" svg:x2="6.256cm" svg:y2="5.664cm">
                  <text:p/>
                </draw:line>
                <draw:line draw:style-name="gr60" draw:text-style-name="P19" draw:layer="layout" svg:x1="6.287cm" svg:y1="5.647cm" svg:x2="6.226cm" svg:y2="5.613cm">
                  <text:p/>
                </draw:line>
                <draw:line draw:style-name="gr61" draw:text-style-name="P19" draw:layer="layout" svg:x1="6.378cm" svg:y1="5.664cm" svg:x2="6.317cm" svg:y2="5.63cm">
                  <text:p/>
                </draw:line>
                <draw:line draw:style-name="gr62" draw:text-style-name="P19" draw:layer="layout" svg:x1="6.348cm" svg:y1="5.613cm" svg:x2="6.287cm" svg:y2="5.579cm">
                  <text:p/>
                </draw:line>
                <draw:line draw:style-name="gr63" draw:text-style-name="P19" draw:layer="layout" svg:x1="6.408cm" svg:y1="5.579cm" svg:x2="6.347cm" svg:y2="5.545cm">
                  <text:p/>
                </draw:line>
                <draw:line draw:style-name="gr64" draw:text-style-name="P19" draw:layer="layout" svg:x1="6.469cm" svg:y1="5.545cm" svg:x2="6.408cm" svg:y2="5.511cm">
                  <text:p/>
                </draw:line>
                <draw:line draw:style-name="gr65" draw:text-style-name="P19" draw:layer="layout" svg:x1="6.439cm" svg:y1="5.63cm" svg:x2="6.378cm" svg:y2="5.596cm">
                  <text:p/>
                </draw:line>
                <draw:line draw:style-name="gr66" draw:text-style-name="P19" draw:layer="layout" svg:x1="6.5cm" svg:y1="5.596cm" svg:x2="6.439cm" svg:y2="5.562cm">
                  <text:p/>
                </draw:line>
                <draw:line draw:style-name="gr67" draw:text-style-name="P19" draw:layer="layout" svg:x1="6.56cm" svg:y1="5.562cm" svg:x2="6.499cm" svg:y2="5.528cm">
                  <text:p/>
                </draw:line>
                <draw:line draw:style-name="gr68" draw:text-style-name="P19" draw:layer="layout" svg:x1="6.53cm" svg:y1="5.512cm" svg:x2="6.469cm" svg:y2="5.478cm">
                  <text:p/>
                </draw:line>
                <draw:line draw:style-name="gr69" draw:text-style-name="P19" draw:layer="layout" svg:x1="6.621cm" svg:y1="5.528cm" svg:x2="6.56cm" svg:y2="5.494cm">
                  <text:p/>
                </draw:line>
                <draw:line draw:style-name="gr70" draw:text-style-name="P19" draw:layer="layout" svg:x1="6.591cm" svg:y1="5.478cm" svg:x2="6.53cm" svg:y2="5.444cm">
                  <text:p/>
                </draw:line>
                <draw:line draw:style-name="gr71" draw:text-style-name="P19" draw:layer="layout" svg:x1="6.652cm" svg:y1="5.444cm" svg:x2="6.591cm" svg:y2="5.41cm">
                  <text:p/>
                </draw:line>
                <draw:line draw:style-name="gr72" draw:text-style-name="P19" draw:layer="layout" svg:x1="6.682cm" svg:y1="5.495cm" svg:x2="6.621cm" svg:y2="5.461cm">
                  <text:p/>
                </draw:line>
                <draw:line draw:style-name="gr73" draw:text-style-name="P19" draw:layer="layout" svg:x1="6.287cm" svg:y1="5.782cm" svg:x2="6.226cm" svg:y2="5.748cm">
                  <text:p/>
                </draw:line>
                <draw:line draw:style-name="gr74" draw:text-style-name="P19" draw:layer="layout" svg:x1="6.348cm" svg:y1="5.749cm" svg:x2="6.287cm" svg:y2="5.715cm">
                  <text:p/>
                </draw:line>
                <draw:line draw:style-name="gr75" draw:text-style-name="P19" draw:layer="layout" svg:x1="6.408cm" svg:y1="5.715cm" svg:x2="6.347cm" svg:y2="5.681cm">
                  <text:p/>
                </draw:line>
                <draw:line draw:style-name="gr76" draw:text-style-name="P19" draw:layer="layout" svg:x1="6.439cm" svg:y1="5.765cm" svg:x2="6.378cm" svg:y2="5.731cm">
                  <text:p/>
                </draw:line>
                <draw:line draw:style-name="gr77" draw:text-style-name="P19" draw:layer="layout" svg:x1="6.5cm" svg:y1="5.732cm" svg:x2="6.439cm" svg:y2="5.698cm">
                  <text:p/>
                </draw:line>
                <draw:line draw:style-name="gr78" draw:text-style-name="P19" draw:layer="layout" svg:x1="6.469cm" svg:y1="5.681cm" svg:x2="6.408cm" svg:y2="5.647cm">
                  <text:p/>
                </draw:line>
                <draw:line draw:style-name="gr79" draw:text-style-name="P19" draw:layer="layout" svg:x1="6.53cm" svg:y1="5.647cm" svg:x2="6.469cm" svg:y2="5.613cm">
                  <text:p/>
                </draw:line>
                <draw:line draw:style-name="gr80" draw:text-style-name="P19" draw:layer="layout" svg:x1="6.591cm" svg:y1="5.613cm" svg:x2="6.53cm" svg:y2="5.579cm">
                  <text:p/>
                </draw:line>
                <draw:line draw:style-name="gr81" draw:text-style-name="P19" draw:layer="layout" svg:x1="6.652cm" svg:y1="5.579cm" svg:x2="6.591cm" svg:y2="5.545cm">
                  <text:p/>
                </draw:line>
                <draw:line draw:style-name="gr82" draw:text-style-name="P19" draw:layer="layout" svg:x1="6.743cm" svg:y1="5.596cm" svg:x2="6.682cm" svg:y2="5.562cm">
                  <text:p/>
                </draw:line>
                <draw:line draw:style-name="gr83" draw:text-style-name="P19" draw:layer="layout" svg:x1="6.712cm" svg:y1="5.545cm" svg:x2="6.651cm" svg:y2="5.511cm">
                  <text:p/>
                </draw:line>
                <draw:line draw:style-name="gr84" draw:text-style-name="P19" draw:layer="layout" svg:x1="6.803cm" svg:y1="5.562cm" svg:x2="6.742cm" svg:y2="5.528cm">
                  <text:p/>
                </draw:line>
                <draw:line draw:style-name="gr85" draw:text-style-name="P19" draw:layer="layout" svg:x1="6.317cm" svg:y1="5.833cm" svg:x2="6.256cm" svg:y2="5.799cm">
                  <text:p/>
                </draw:line>
                <draw:line draw:style-name="gr86" draw:text-style-name="P19" draw:layer="layout" svg:x1="6.378cm" svg:y1="5.799cm" svg:x2="6.317cm" svg:y2="5.765cm">
                  <text:p/>
                </draw:line>
              </draw:g>
            </draw:g>
          </draw:g>
        </draw:g>
        <draw:g>
          <draw:path draw:style-name="gr87" draw:text-style-name="P2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8" draw:text-style-name="P3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9" draw:text-style-name="P4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90" draw:text-style-name="P5" draw:layer="layout" svg:width="0.551cm" svg:height="0.317cm" svg:x="8.404cm" svg:y="13.889cm" svg:viewBox="0 0 552 318" draw:points="276,0 184,53 552,265 460,318 92,106 0,159 0,0">
            <text:p/>
          </draw:polygon>
          <draw:polygon draw:style-name="gr91" draw:text-style-name="P5" draw:layer="layout" svg:width="0.551cm" svg:height="0.317cm" svg:x="7.668cm" svg:y="13.465cm" svg:viewBox="0 0 552 318" draw:points="460,212 552,159 552,318 275,318 367,265 0,53 92,0">
            <text:p/>
          </draw:polygon>
          <draw:polygon draw:style-name="gr92" draw:text-style-name="P5" draw:layer="layout" svg:width="0.551cm" svg:height="0.317cm" svg:x="7.668cm" svg:y="13.889cm" svg:viewBox="0 0 552 318" draw:points="92,212 461,0 552,53 184,265 275,318 0,318 0,159">
            <text:p/>
          </draw:polygon>
          <draw:polygon draw:style-name="gr93" draw:text-style-name="P5" draw:layer="layout" svg:width="0.551cm" svg:height="0.317cm" svg:x="8.404cm" svg:y="13.465cm" svg:viewBox="0 0 552 318" draw:points="367,53 275,0 552,0 552,159 460,106 92,318 0,265">
            <text:p/>
          </draw:polygon>
          <draw:path draw:style-name="gr94" draw:text-style-name="P6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19.6cm" svg:y1="6.6cm" svg:x2="19.6cm" svg:y2="8.5cm">
          <text:p/>
        </draw:line>
        <draw:line draw:style-name="gr1" draw:text-style-name="P1" draw:layer="layout" svg:x1="21.4cm" svg:y1="6.6cm" svg:x2="17.5cm" svg:y2="6.6cm">
          <text:p/>
        </draw:line>
        <draw:line draw:style-name="gr1" draw:text-style-name="P1" draw:layer="layout" svg:x1="19.6cm" svg:y1="13.6cm" svg:x2="19.6cm" svg:y2="9.6cm">
          <text:p/>
        </draw:line>
        <draw:line draw:style-name="gr1" draw:text-style-name="P1" draw:layer="layout" svg:x1="19.6cm" svg:y1="6.6cm" svg:x2="19.6cm" svg:y2="8.5cm">
          <text:p/>
        </draw:line>
        <draw:custom-shape draw:style-name="gr95" draw:text-style-name="P7" draw:layer="layout" svg:width="8.8cm" svg:height="8.1cm" svg:x="15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6.6cm" svg:height="1.673cm" svg:x="18.4cm" svg:y="2.8cm">
          <draw:text-box>
            <text:p text:style-name="P20"><text:span text:style-name="T4">AS 1</text:span><text:span text:style-name="T5">50</text:span></text:p>
          </draw:text-box>
        </draw:frame>
        <draw:frame draw:style-name="gr13" draw:text-style-name="P11" draw:layer="layout" svg:width="1.5cm" svg:height="1cm" svg:x="21.4cm" svg:y="9cm">
          <draw:text-box>
            <text:p>R1</text:p>
          </draw:text-box>
        </draw:frame>
        <draw:frame draw:style-name="gr15" draw:text-style-name="P12" draw:layer="layout" svg:width="3.5cm" svg:height="1.115cm" svg:x="20cm" svg:y="7.4cm">
          <draw:text-box>
            <text:p><text:span text:style-name="T3">150.0.0.254/24</text:span></text:p>
          </draw:text-box>
        </draw:frame>
        <draw:frame draw:style-name="gr14" draw:text-style-name="P11" draw:layer="layout" svg:width="2.2cm" svg:height="0.962cm" svg:x="17cm" svg:y="2.838cm">
          <draw:text-box>
            <text:p>PC1</text:p>
          </draw:text-box>
        </draw:frame>
        <draw:line draw:style-name="gr1" draw:text-style-name="P1" draw:layer="layout" svg:x1="17.8cm" svg:y1="5.7cm" svg:x2="17.8cm" svg:y2="6.6cm">
          <text:p/>
        </draw:line>
        <draw:frame draw:style-name="gr16" draw:text-style-name="P12" draw:layer="layout" svg:width="3cm" svg:height="0.683cm" svg:x="18.8cm" svg:y="4.893cm">
          <draw:text-box>
            <text:p><text:span text:style-name="T3">150.0.0.1/24</text:span></text:p>
          </draw:text-box>
        </draw:frame>
        <draw:g>
          <draw:path draw:style-name="gr96" draw:text-style-name="P2" draw:layer="layout" svg:width="0.827cm" svg:height="0.741cm" svg:x="20.172cm" svg:y="9.114cm" svg:viewBox="0 0 828 742" svg:d="M0 742c360 0 828-212 828-424s-14-318-276-318c0 227-552 439-552 742z">
            <text:p/>
          </draw:path>
          <draw:path draw:style-name="gr97" draw:text-style-name="P3" draw:layer="layout" svg:width="2.023cm" svg:height="1.273cm" svg:x="18.701cm" svg:y="8.636cm" svg:viewBox="0 0 2024 1274" svg:d="M2024 0c0 0 0 849-1 636 2 372-436 638-1010 638s-1012-266-1013-638c1 1 0-265 0-636 0 371 460 636 1012 636 553 0 1012-265 1012-636z">
            <text:p/>
          </draw:path>
          <draw:path draw:style-name="gr98" draw:text-style-name="P4" draw:layer="layout" svg:width="2.022cm" svg:height="1.271cm" svg:x="18.7cm" svg:y="8cm" svg:viewBox="0 0 2023 1272" svg:d="M1012 0c573 0 1011 275 1011 636 0 360-438 636-1011 636-574 0-1012-276-1012-636 0-361 438-636 1012-636z">
            <text:p/>
          </draw:path>
          <draw:polygon draw:style-name="gr99" draw:text-style-name="P5" draw:layer="layout" svg:width="0.551cm" svg:height="0.317cm" svg:x="19.804cm" svg:y="8.689cm" svg:viewBox="0 0 552 318" draw:points="276,0 184,53 552,265 460,318 92,106 0,159 0,0">
            <text:p/>
          </draw:polygon>
          <draw:polygon draw:style-name="gr100" draw:text-style-name="P5" draw:layer="layout" svg:width="0.551cm" svg:height="0.317cm" svg:x="19.068cm" svg:y="8.265cm" svg:viewBox="0 0 552 318" draw:points="460,212 552,159 552,318 275,318 367,265 0,53 92,0">
            <text:p/>
          </draw:polygon>
          <draw:polygon draw:style-name="gr101" draw:text-style-name="P5" draw:layer="layout" svg:width="0.551cm" svg:height="0.317cm" svg:x="19.068cm" svg:y="8.689cm" svg:viewBox="0 0 552 318" draw:points="92,212 461,0 552,53 184,265 275,318 0,318 0,159">
            <text:p/>
          </draw:polygon>
          <draw:polygon draw:style-name="gr102" draw:text-style-name="P5" draw:layer="layout" svg:width="0.551cm" svg:height="0.317cm" svg:x="19.804cm" svg:y="8.265cm" svg:viewBox="0 0 552 318" draw:points="367,53 275,0 552,0 552,159 460,106 92,318 0,265">
            <text:p/>
          </draw:polygon>
          <draw:path draw:style-name="gr103" draw:text-style-name="P6" draw:layer="layout" svg:width="2.024cm" svg:height="1.908cm" svg:x="18.7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04" draw:text-style-name="P13" draw:layer="layout" svg:width="0.151cm" svg:height="0.168cm" svg:x="18.548cm" svg:y="5.179cm" svg:viewBox="0 0 152 169" draw:points="152,101 122,0 0,68 30,169">
              <text:p/>
            </draw:polygon>
            <draw:polygon draw:style-name="gr105" draw:text-style-name="P14" draw:layer="layout" svg:width="0.333cm" svg:height="0.185cm" svg:x="18.335cm" svg:y="5.06cm" svg:viewBox="0 0 334 186" draw:points="334,118 273,68 182,17 122,0 0,68 61,84 152,135 213,186">
              <text:p/>
            </draw:polygon>
            <draw:path draw:style-name="gr106" draw:text-style-name="P15" draw:layer="layout" svg:width="0.272cm" svg:height="0.219cm" svg:x="18.305cm" svg:y="5.128cm" svg:viewBox="0 0 273 220" svg:d="M0 68c0-102 61-68 122-34 60 34 121 34 151 186 0 0-121-68-273-152z">
              <text:p/>
            </draw:path>
            <draw:path draw:style-name="gr107" draw:text-style-name="P16" draw:layer="layout" svg:width="0.394cm" svg:height="0.287cm" svg:x="18.3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108" draw:text-style-name="P2" draw:layer="layout" svg:width="0.35cm" svg:height="0.209cm" svg:x="17.346cm" svg:y="5.293cm" svg:viewBox="0 0 351 210" svg:d="M0 210c83 0 293-94 335-117s0-93-84-93c0 51-251 210-251 210z">
              <text:p/>
            </draw:path>
            <draw:g>
              <draw:polygon draw:style-name="gr109" draw:text-style-name="P13" draw:layer="layout" svg:width="0.303cm" svg:height="0.236cm" svg:x="17.295cm" svg:y="5.289cm" svg:viewBox="0 0 304 237" draw:points="304,68 304,0 0,169 0,237">
                <text:p/>
              </draw:polygon>
              <draw:polygon draw:style-name="gr110" draw:text-style-name="P13" draw:layer="layout" svg:width="0.303cm" svg:height="0.287cm" svg:x="17.052cm" svg:y="5.036cm" svg:viewBox="0 0 304 288" draw:points="304,118 304,0 0,169 0,288">
                <text:p/>
              </draw:polygon>
              <draw:polygon draw:style-name="gr111" draw:text-style-name="P14" draw:layer="layout" svg:width="0.546cm" svg:height="0.303cm" svg:x="17.052cm" svg:y="5.154cm" svg:viewBox="0 0 547 304" draw:points="547,135 304,0 0,169 243,304">
                <text:p/>
              </draw:polygon>
              <draw:polygon draw:style-name="gr112" draw:text-style-name="P15" draw:layer="layout" svg:width="0.303cm" svg:height="0.287cm" svg:x="16.991cm" svg:y="5.238cm" svg:viewBox="0 0 304 288" draw:points="304,288 304,220 61,84 61,0 0,34 0,118">
                <text:p/>
              </draw:polygon>
              <draw:polygon draw:style-name="gr113" draw:text-style-name="P13" draw:layer="layout" svg:width="0.971cm" svg:height="1.284cm" svg:x="16.961cm" svg:y="4.004cm" svg:viewBox="0 0 972 1285" draw:points="972,744 972,0 0,541 0,1285">
                <text:p/>
              </draw:polygon>
              <draw:polygon draw:style-name="gr114" draw:text-style-name="P17" draw:layer="layout" svg:width="0.91cm" svg:height="1.183cm" svg:x="16.991cm" svg:y="4.054cm" svg:viewBox="0 0 911 1184" draw:points="911,676 911,0 0,508 0,1184">
                <text:p/>
              </draw:polygon>
              <draw:polygon draw:style-name="gr115" draw:text-style-name="P14" draw:layer="layout" svg:width="1.032cm" svg:height="0.574cm" svg:x="16.9cm" svg:y="3.97cm" svg:viewBox="0 0 1033 575" draw:points="61,575 1033,34 972,0 0,541">
                <text:p/>
              </draw:polygon>
              <draw:polygon draw:style-name="gr116" draw:text-style-name="P15" draw:layer="layout" svg:width="0.06cm" svg:height="0.777cm" svg:x="16.9cm" svg:y="4.511cm" svg:viewBox="0 0 61 778" draw:points="61,778 61,34 0,0 0,744">
                <text:p/>
              </draw:polygon>
              <draw:polygon draw:style-name="gr117" draw:text-style-name="P16" draw:layer="layout" svg:width="1.032cm" svg:height="1.555cm" svg:x="16.9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18" draw:text-style-name="P2" draw:layer="layout" svg:width="0.257cm" svg:height="0.162cm" svg:x="18.188cm" svg:y="5.418cm" svg:viewBox="0 0 258 163" svg:d="M0 163c0 0 167-47 209-70 45-25 84-93 0-93 0 51-209 163-209 163z">
              <text:p/>
            </draw:path>
            <draw:g>
              <draw:polygon draw:style-name="gr119" draw:text-style-name="P14" draw:layer="layout" svg:width="1.305cm" svg:height="0.726cm" svg:x="17.091cm" svg:y="5.205cm" svg:viewBox="0 0 1306 727" draw:points="334,727 1306,186 972,0 0,541">
                <text:p/>
              </draw:polygon>
              <draw:polygon draw:style-name="gr120" draw:text-style-name="P15" draw:layer="layout" svg:width="0.333cm" svg:height="0.253cm" svg:x="17.091cm" svg:y="5.746cm" svg:viewBox="0 0 334 254" draw:points="334,254 334,186 0,0 0,68">
                <text:p/>
              </draw:polygon>
              <draw:polygon draw:style-name="gr121" draw:text-style-name="P13" draw:layer="layout" svg:width="0.971cm" svg:height="0.608cm" svg:x="17.425cm" svg:y="5.391cm" svg:viewBox="0 0 972 609" draw:points="972,68 972,0 0,541 0,609">
                <text:p/>
              </draw:polygon>
              <draw:polygon draw:style-name="gr122" draw:text-style-name="P16" draw:layer="layout" svg:width="1.305cm" svg:height="0.794cm" svg:x="17.091cm" svg:y="5.205cm" svg:viewBox="0 0 1306 795" draw:points="972,0 0,541 0,609 334,795 1306,254 1306,186">
                <text:p/>
              </draw:polygon>
              <draw:g>
                <draw:polygon draw:style-name="gr123" draw:text-style-name="P18" draw:layer="layout" svg:width="0.424cm" svg:height="0.236cm" svg:x="17.895cm" svg:y="5.251cm" svg:viewBox="0 0 425 237" draw:points="425,135 182,0 0,101 243,237">
                  <text:p/>
                </draw:polygon>
                <draw:line draw:style-name="gr124" draw:text-style-name="P19" draw:layer="layout" svg:x1="18.259cm" svg:y1="5.42cm" svg:x2="18.016cm" svg:y2="5.285cm">
                  <text:p/>
                </draw:line>
                <draw:line draw:style-name="gr125" draw:text-style-name="P19" draw:layer="layout" svg:x1="18.199cm" svg:y1="5.454cm" svg:x2="17.956cm" svg:y2="5.319cm">
                  <text:p/>
                </draw:line>
                <draw:line draw:style-name="gr126" draw:text-style-name="P19" draw:layer="layout" svg:x1="18.138cm" svg:y1="5.285cm" svg:x2="17.956cm" svg:y2="5.386cm">
                  <text:p/>
                </draw:line>
                <draw:line draw:style-name="gr127" draw:text-style-name="P19" draw:layer="layout" svg:x1="18.198cm" svg:y1="5.319cm" svg:x2="18.016cm" svg:y2="5.42cm">
                  <text:p/>
                </draw:line>
                <draw:line draw:style-name="gr128" draw:text-style-name="P19" draw:layer="layout" svg:x1="18.26cm" svg:y1="5.352cm" svg:x2="18.138cm" svg:y2="5.42cm">
                  <text:p/>
                </draw:line>
              </draw:g>
              <draw:g>
                <draw:polygon draw:style-name="gr129" draw:text-style-name="P18" draw:layer="layout" svg:width="0.88cm" svg:height="0.49cm" svg:x="17.183cm" svg:y="5.393cm" svg:viewBox="0 0 881 491" draw:points="881,135 638,0 0,355 243,491">
                  <text:p/>
                </draw:polygon>
                <draw:line draw:style-name="gr130" draw:text-style-name="P19" draw:layer="layout" svg:x1="18.003cm" svg:y1="5.494cm" svg:x2="17.365cm" svg:y2="5.849cm">
                  <text:p/>
                </draw:line>
                <draw:line draw:style-name="gr131" draw:text-style-name="P19" draw:layer="layout" svg:x1="17.942cm" svg:y1="5.461cm" svg:x2="17.304cm" svg:y2="5.816cm">
                  <text:p/>
                </draw:line>
                <draw:line draw:style-name="gr132" draw:text-style-name="P19" draw:layer="layout" svg:x1="17.882cm" svg:y1="5.427cm" svg:x2="17.244cm" svg:y2="5.782cm">
                  <text:p/>
                </draw:line>
                <draw:line draw:style-name="gr133" draw:text-style-name="P19" draw:layer="layout" svg:x1="17.305cm" svg:y1="5.749cm" svg:x2="17.244cm" svg:y2="5.715cm">
                  <text:p/>
                </draw:line>
                <draw:line draw:style-name="gr134" draw:text-style-name="P19" draw:layer="layout" svg:x1="17.366cm" svg:y1="5.715cm" svg:x2="17.305cm" svg:y2="5.681cm">
                  <text:p/>
                </draw:line>
                <draw:line draw:style-name="gr135" draw:text-style-name="P19" draw:layer="layout" svg:x1="17.426cm" svg:y1="5.681cm" svg:x2="17.365cm" svg:y2="5.647cm">
                  <text:p/>
                </draw:line>
                <draw:line draw:style-name="gr136" draw:text-style-name="P19" draw:layer="layout" svg:x1="17.396cm" svg:y1="5.765cm" svg:x2="17.335cm" svg:y2="5.731cm">
                  <text:p/>
                </draw:line>
                <draw:line draw:style-name="gr137" draw:text-style-name="P19" draw:layer="layout" svg:x1="17.456cm" svg:y1="5.732cm" svg:x2="17.395cm" svg:y2="5.698cm">
                  <text:p/>
                </draw:line>
                <draw:line draw:style-name="gr138" draw:text-style-name="P19" draw:layer="layout" svg:x1="17.517cm" svg:y1="5.698cm" svg:x2="17.456cm" svg:y2="5.664cm">
                  <text:p/>
                </draw:line>
                <draw:line draw:style-name="gr139" draw:text-style-name="P19" draw:layer="layout" svg:x1="17.487cm" svg:y1="5.647cm" svg:x2="17.426cm" svg:y2="5.613cm">
                  <text:p/>
                </draw:line>
                <draw:line draw:style-name="gr140" draw:text-style-name="P19" draw:layer="layout" svg:x1="17.578cm" svg:y1="5.664cm" svg:x2="17.517cm" svg:y2="5.63cm">
                  <text:p/>
                </draw:line>
                <draw:line draw:style-name="gr141" draw:text-style-name="P19" draw:layer="layout" svg:x1="17.548cm" svg:y1="5.613cm" svg:x2="17.487cm" svg:y2="5.579cm">
                  <text:p/>
                </draw:line>
                <draw:line draw:style-name="gr142" draw:text-style-name="P19" draw:layer="layout" svg:x1="17.608cm" svg:y1="5.579cm" svg:x2="17.547cm" svg:y2="5.545cm">
                  <text:p/>
                </draw:line>
                <draw:line draw:style-name="gr143" draw:text-style-name="P19" draw:layer="layout" svg:x1="17.669cm" svg:y1="5.545cm" svg:x2="17.608cm" svg:y2="5.511cm">
                  <text:p/>
                </draw:line>
                <draw:line draw:style-name="gr144" draw:text-style-name="P19" draw:layer="layout" svg:x1="17.639cm" svg:y1="5.63cm" svg:x2="17.578cm" svg:y2="5.596cm">
                  <text:p/>
                </draw:line>
                <draw:line draw:style-name="gr145" draw:text-style-name="P19" draw:layer="layout" svg:x1="17.7cm" svg:y1="5.596cm" svg:x2="17.639cm" svg:y2="5.562cm">
                  <text:p/>
                </draw:line>
                <draw:line draw:style-name="gr146" draw:text-style-name="P19" draw:layer="layout" svg:x1="17.76cm" svg:y1="5.562cm" svg:x2="17.699cm" svg:y2="5.528cm">
                  <text:p/>
                </draw:line>
                <draw:line draw:style-name="gr147" draw:text-style-name="P19" draw:layer="layout" svg:x1="17.73cm" svg:y1="5.512cm" svg:x2="17.669cm" svg:y2="5.478cm">
                  <text:p/>
                </draw:line>
                <draw:line draw:style-name="gr148" draw:text-style-name="P19" draw:layer="layout" svg:x1="17.821cm" svg:y1="5.528cm" svg:x2="17.76cm" svg:y2="5.494cm">
                  <text:p/>
                </draw:line>
                <draw:line draw:style-name="gr149" draw:text-style-name="P19" draw:layer="layout" svg:x1="17.791cm" svg:y1="5.478cm" svg:x2="17.73cm" svg:y2="5.444cm">
                  <text:p/>
                </draw:line>
                <draw:line draw:style-name="gr150" draw:text-style-name="P19" draw:layer="layout" svg:x1="17.852cm" svg:y1="5.444cm" svg:x2="17.791cm" svg:y2="5.41cm">
                  <text:p/>
                </draw:line>
                <draw:line draw:style-name="gr151" draw:text-style-name="P19" draw:layer="layout" svg:x1="17.882cm" svg:y1="5.495cm" svg:x2="17.821cm" svg:y2="5.461cm">
                  <text:p/>
                </draw:line>
                <draw:line draw:style-name="gr152" draw:text-style-name="P19" draw:layer="layout" svg:x1="17.487cm" svg:y1="5.782cm" svg:x2="17.426cm" svg:y2="5.748cm">
                  <text:p/>
                </draw:line>
                <draw:line draw:style-name="gr153" draw:text-style-name="P19" draw:layer="layout" svg:x1="17.548cm" svg:y1="5.749cm" svg:x2="17.487cm" svg:y2="5.715cm">
                  <text:p/>
                </draw:line>
                <draw:line draw:style-name="gr154" draw:text-style-name="P19" draw:layer="layout" svg:x1="17.608cm" svg:y1="5.715cm" svg:x2="17.547cm" svg:y2="5.681cm">
                  <text:p/>
                </draw:line>
                <draw:line draw:style-name="gr155" draw:text-style-name="P19" draw:layer="layout" svg:x1="17.639cm" svg:y1="5.765cm" svg:x2="17.578cm" svg:y2="5.731cm">
                  <text:p/>
                </draw:line>
                <draw:line draw:style-name="gr156" draw:text-style-name="P19" draw:layer="layout" svg:x1="17.7cm" svg:y1="5.732cm" svg:x2="17.639cm" svg:y2="5.698cm">
                  <text:p/>
                </draw:line>
                <draw:line draw:style-name="gr157" draw:text-style-name="P19" draw:layer="layout" svg:x1="17.669cm" svg:y1="5.681cm" svg:x2="17.608cm" svg:y2="5.647cm">
                  <text:p/>
                </draw:line>
                <draw:line draw:style-name="gr158" draw:text-style-name="P19" draw:layer="layout" svg:x1="17.73cm" svg:y1="5.647cm" svg:x2="17.669cm" svg:y2="5.613cm">
                  <text:p/>
                </draw:line>
                <draw:line draw:style-name="gr159" draw:text-style-name="P19" draw:layer="layout" svg:x1="17.791cm" svg:y1="5.613cm" svg:x2="17.73cm" svg:y2="5.579cm">
                  <text:p/>
                </draw:line>
                <draw:line draw:style-name="gr160" draw:text-style-name="P19" draw:layer="layout" svg:x1="17.852cm" svg:y1="5.579cm" svg:x2="17.791cm" svg:y2="5.545cm">
                  <text:p/>
                </draw:line>
                <draw:line draw:style-name="gr161" draw:text-style-name="P19" draw:layer="layout" svg:x1="17.943cm" svg:y1="5.596cm" svg:x2="17.882cm" svg:y2="5.562cm">
                  <text:p/>
                </draw:line>
                <draw:line draw:style-name="gr162" draw:text-style-name="P19" draw:layer="layout" svg:x1="17.912cm" svg:y1="5.545cm" svg:x2="17.851cm" svg:y2="5.511cm">
                  <text:p/>
                </draw:line>
                <draw:line draw:style-name="gr163" draw:text-style-name="P19" draw:layer="layout" svg:x1="18.003cm" svg:y1="5.562cm" svg:x2="17.942cm" svg:y2="5.528cm">
                  <text:p/>
                </draw:line>
                <draw:line draw:style-name="gr164" draw:text-style-name="P19" draw:layer="layout" svg:x1="17.517cm" svg:y1="5.833cm" svg:x2="17.456cm" svg:y2="5.799cm">
                  <text:p/>
                </draw:line>
                <draw:line draw:style-name="gr165" draw:text-style-name="P19" draw:layer="layout" svg:x1="17.578cm" svg:y1="5.799cm" svg:x2="17.517cm" svg:y2="5.765cm">
                  <text:p/>
                </draw:line>
              </draw:g>
            </draw:g>
          </draw:g>
        </draw:g>
        <draw:frame draw:style-name="gr15" draw:text-style-name="P12" draw:layer="layout" svg:width="3.5cm" svg:height="1.115cm" svg:x="5.4cm" svg:y="9.785cm">
          <draw:text-box>
            <text:p><text:span text:style-name="T3">54.32.10.1/24</text:span></text:p>
          </draw:text-box>
        </draw:frame>
        <draw:frame draw:style-name="gr15" draw:text-style-name="P12" draw:layer="layout" svg:width="3.5cm" svg:height="1.115cm" svg:x="5.5cm" svg:y="12.5cm">
          <draw:text-box>
            <text:p><text:span text:style-name="T3">54.32.10.2/24</text:span></text:p>
          </draw:text-box>
        </draw:frame>
        <draw:frame draw:style-name="gr15" draw:text-style-name="P12" draw:layer="layout" svg:width="3.5cm" svg:height="1.115cm" svg:x="16.7cm" svg:y="12.485cm">
          <draw:text-box>
            <text:p><text:span text:style-name="T3">98.76.54.1/24</text:span></text:p>
          </draw:text-box>
        </draw:frame>
        <draw:frame draw:style-name="gr15" draw:text-style-name="P12" draw:layer="layout" svg:width="3.5cm" svg:height="1.115cm" svg:x="16.7cm" svg:y="9.8cm">
          <draw:text-box>
            <text:p><text:span text:style-name="T3">98.76.54.2/24</text:span></text:p>
          </draw:text-box>
        </draw:frame>
        <draw:frame draw:style-name="gr15" draw:text-style-name="P12" draw:layer="layout" svg:width="3.5cm" svg:height="1.115cm" svg:x="9.4cm" svg:y="13.6cm">
          <draw:text-box>
            <text:p><text:span text:style-name="T3">200.0.0.1/16</text:span></text:p>
          </draw:text-box>
        </draw:frame>
        <draw:frame draw:style-name="gr15" draw:text-style-name="P12" draw:layer="layout" svg:width="3.5cm" svg:height="1.115cm" svg:x="10.5cm" svg:y="16.085cm">
          <draw:text-box>
            <text:p><text:span text:style-name="T3">200.0.0.2/16</text:span></text:p>
          </draw:text-box>
        </draw:frame>
        <draw:frame draw:style-name="gr15" draw:text-style-name="P12" draw:layer="layout" svg:width="3.5cm" svg:height="1.115cm" svg:x="16cm" svg:y="13.6cm">
          <draw:text-box>
            <text:p><text:span text:style-name="T3">200.1.0.2/16</text:span></text:p>
          </draw:text-box>
        </draw:frame>
        <draw:frame draw:style-name="gr15" draw:text-style-name="P12" draw:layer="layout" svg:width="3.5cm" svg:height="1.115cm" svg:x="15.3cm" svg:y="16.185cm">
          <draw:text-box>
            <text:p><text:span text:style-name="T3">200.1.0.1/16</text:span></text:p>
          </draw:text-box>
        </draw:frame>
        <draw:g>
          <draw:path draw:style-name="gr166" draw:text-style-name="P2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167" draw:text-style-name="P3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168" draw:text-style-name="P4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169" draw:text-style-name="P5" draw:layer="layout" svg:width="0.551cm" svg:height="0.317cm" svg:x="19.704cm" svg:y="13.789cm" svg:viewBox="0 0 552 318" draw:points="276,0 184,53 552,265 460,318 92,106 0,159 0,0">
            <text:p/>
          </draw:polygon>
          <draw:polygon draw:style-name="gr170" draw:text-style-name="P5" draw:layer="layout" svg:width="0.551cm" svg:height="0.317cm" svg:x="18.968cm" svg:y="13.365cm" svg:viewBox="0 0 552 318" draw:points="460,212 552,159 552,318 275,318 367,265 0,53 92,0">
            <text:p/>
          </draw:polygon>
          <draw:polygon draw:style-name="gr171" draw:text-style-name="P5" draw:layer="layout" svg:width="0.551cm" svg:height="0.317cm" svg:x="18.968cm" svg:y="13.789cm" svg:viewBox="0 0 552 318" draw:points="92,212 461,0 552,53 184,265 275,318 0,318 0,159">
            <text:p/>
          </draw:polygon>
          <draw:polygon draw:style-name="gr172" draw:text-style-name="P5" draw:layer="layout" svg:width="0.551cm" svg:height="0.317cm" svg:x="19.704cm" svg:y="13.365cm" svg:viewBox="0 0 552 318" draw:points="367,53 275,0 552,0 552,159 460,106 92,318 0,265">
            <text:p/>
          </draw:polygon>
          <draw:path draw:style-name="gr173" draw:text-style-name="P6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0T22:40:14.597420098</dc:date>
    <meta:editing-duration>PT1H15M9S</meta:editing-duration>
    <meta:editing-cycles>11</meta:editing-cycles>
    <meta:generator>LibreOffice/6.4.6.2$Linux_X86_64 LibreOffice_project/40$Build-2</meta:generator>
    <meta:document-statistic meta:object-count="222"/>
  </office:meta>
</office:document-meta>
</file>